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mbria" svg:font-family="Cambria" style:font-family-generic="roman" style:font-pitch="variable"/>
    <style:font-face style:name="Cambria1" svg:font-family="Cambria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73642" draw:fill-color="#eee8d5" draw:textarea-horizontal-align="justify" draw:textarea-vertical-align="top" draw:auto-grow-height="false" fo:min-height="5.522cm" fo:min-width="5.113cm"/>
    </style:style>
    <style:style style:name="gr2" style:family="graphic" style:parent-style-name="standard">
      <style:graphic-properties svg:stroke-color="#073642" draw:fill-color="#6c71c4" draw:textarea-horizontal-align="justify" draw:textarea-vertical-align="middle" draw:auto-grow-height="false" fo:min-height="1.449cm" fo:min-width="2.771cm"/>
    </style:style>
    <style:style style:name="gr3" style:family="graphic" style:parent-style-name="standard">
      <style:graphic-properties svg:stroke-color="#073642" draw:fill-color="#eee8d5" draw:textarea-horizontal-align="justify" draw:textarea-vertical-align="middle" draw:auto-grow-height="false" fo:min-height="2.146cm" fo:min-width="5.113cm"/>
    </style:style>
    <style:style style:name="gr4" style:family="graphic" style:parent-style-name="standard">
      <style:graphic-properties svg:stroke-color="#073642" draw:fill-color="#268bd2" draw:textarea-horizontal-align="justify" draw:textarea-vertical-align="middle" draw:auto-grow-height="false" fo:min-height="2.146cm" fo:min-width="5.113cm"/>
    </style:style>
    <style:style style:name="gr5" style:family="graphic" style:parent-style-name="standard">
      <style:graphic-properties svg:stroke-color="#073642" draw:fill-color="#2aa198" draw:textarea-horizontal-align="justify" draw:textarea-vertical-align="middle" draw:auto-grow-height="false" fo:min-height="2.146cm" fo:min-width="5.113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svg:stroke-color="#073642" draw:fill-color="#dc322f" draw:textarea-horizontal-align="justify" draw:textarea-vertical-align="middle" draw:auto-grow-height="false" fo:min-height="2.146cm" fo:min-width="5.113cm"/>
    </style:style>
    <style:style style:name="gr8" style:family="graphic" style:parent-style-name="objectwithoutfill">
      <style:graphic-properties draw:stroke="dash" draw:stroke-dash="Fine_20_Dashed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fo:min-height="0.992cm"/>
    </style:style>
    <style:style style:name="P1" style:family="paragraph">
      <style:paragraph-properties fo:text-align="center"/>
    </style:style>
    <style:style style:name="P2" style:family="paragraph">
      <loext:graphic-properties draw:fill-color="#eee8d5"/>
      <style:paragraph-properties fo:text-align="center"/>
      <style:text-properties style:font-name="Cambria1" fo:font-size="18pt" style:font-size-asian="18pt" style:font-size-complex="18pt"/>
    </style:style>
    <style:style style:name="P3" style:family="paragraph">
      <loext:graphic-properties draw:fill-color="#6c71c4"/>
      <style:paragraph-properties fo:text-align="center"/>
      <style:text-properties fo:color="#fdf6e3" style:font-name="Cambria1" fo:font-size="18pt" style:font-size-asian="18pt" style:font-size-complex="18pt"/>
    </style:style>
    <style:style style:name="P4" style:family="paragraph">
      <loext:graphic-properties draw:fill-color="#268bd2"/>
      <style:paragraph-properties fo:text-align="center"/>
      <style:text-properties fo:color="#fdf6e3" style:font-name="Cambria1" fo:font-size="18pt" style:font-size-asian="18pt" style:font-size-complex="18pt"/>
    </style:style>
    <style:style style:name="P5" style:family="paragraph">
      <loext:graphic-properties draw:fill-color="#2aa198"/>
      <style:paragraph-properties fo:text-align="center"/>
      <style:text-properties fo:color="#fdf6e3" style:font-name="Cambria1" fo:font-size="18pt" style:font-size-asian="18pt" style:font-size-complex="18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dc322f"/>
      <style:paragraph-properties fo:text-align="center"/>
      <style:text-properties fo:color="#fdf6e3" style:font-name="Cambria1" fo:font-size="18pt" style:font-size-asian="18pt" style:font-size-complex="18pt"/>
    </style:style>
    <style:style style:name="P8" style:family="paragraph">
      <loext:graphic-properties draw:fill="none" draw:fill-color="#ffffff"/>
      <style:paragraph-properties fo:text-align="center"/>
      <style:text-properties style:font-name="Cambria1" fo:font-size="24pt" fo:font-weight="bold" style:font-size-asian="18pt" style:font-size-complex="18pt"/>
    </style:style>
    <style:style style:name="T1" style:family="text">
      <style:text-properties style:font-name="Cambria1" fo:font-size="18pt" style:font-size-asian="18pt" style:font-size-complex="18pt"/>
    </style:style>
    <style:style style:name="T2" style:family="text">
      <style:text-properties fo:color="#fdf6e3" style:font-name="Cambria1" fo:font-size="18pt" style:font-size-asian="18pt" style:font-size-complex="18pt"/>
    </style:style>
    <style:style style:name="T3" style:family="text">
      <style:text-properties style:font-name="Cambria1" fo:font-size="24pt" fo:font-weight="bold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5.613cm" svg:height="5.772cm" svg:x="1.475cm" svg:y="3.945cm">
          <text:p text:style-name="P1"><text:span text:style-name="T1">Server</text:span></text:p>
          <text:p text:style-name="P1"><text:span text:style-name="T1">Minecraft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2" draw:id="id2" draw:layer="layout" svg:width="3.271cm" svg:height="1.699cm" svg:x="4.778cm" svg:y="7.389cm">
          <text:p text:style-name="P1"><text:span text:style-name="T2">Plug-in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5.613cm" svg:height="2.396cm" svg:x="12.828cm" svg:y="3.662cm">
          <text:p text:style-name="P1"><text:span text:style-name="T1">Client</text:span></text:p>
          <text:p text:style-name="P1"><text:span text:style-name="T1">Minecraft</text:span></text:p>
          <draw:enhanced-geometry svg:viewBox="0 0 21600 21600" draw:type="rectangle" draw:enhanced-path="M 0 0 L 21600 0 21600 21600 0 21600 0 0 Z N"/>
        </draw:custom-shape>
        <draw:custom-shape draw:style-name="gr4" draw:text-style-name="P4" xml:id="id1" draw:id="id1" draw:layer="layout" svg:width="5.613cm" svg:height="2.396cm" svg:x="12.783cm" svg:y="7.04cm">
          <text:p text:style-name="P1"><text:span text:style-name="T2">Libreria Client</text:span></text:p>
          <text:p text:style-name="P1"><text:span text:style-name="T2">del Plug-in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4" draw:id="id4" draw:layer="layout" svg:width="5.613cm" svg:height="2.396cm" svg:x="19.201cm" svg:y="7.04cm">
          <text:p text:style-name="P1"><text:span text:style-name="T2">Python</text:span></text:p>
          <draw:enhanced-geometry svg:viewBox="0 0 21600 21600" draw:type="rectangle" draw:enhanced-path="M 0 0 L 21600 0 21600 21600 0 21600 0 0 Z N"/>
        </draw:custom-shape>
        <draw:connector draw:style-name="gr6" draw:text-style-name="P6" draw:layer="layout" draw:type="line" svg:x1="12.783cm" svg:y1="8.238cm" svg:x2="8.049cm" svg:y2="8.238cm" draw:start-shape="id1" draw:start-glue-point="3" draw:end-shape="id2" draw:end-glue-point="1" svg:d="M12783 8238h-4734" svg:viewBox="0 0 4735 1">
          <text:p/>
        </draw:connector>
        <draw:custom-shape draw:style-name="gr7" draw:text-style-name="P7" xml:id="id3" draw:id="id3" draw:layer="layout" svg:width="5.613cm" svg:height="2.396cm" svg:x="15.992cm" svg:y="11.094cm">
          <text:p text:style-name="P1"><text:span text:style-name="T2">Programma</text:span></text:p>
          <text:p text:style-name="P1"><text:span text:style-name="T2">per Minecraft</text:span></text:p>
          <draw:enhanced-geometry svg:viewBox="0 0 21600 21600" draw:type="rectangle" draw:enhanced-path="M 0 0 L 21600 0 21600 21600 0 21600 0 0 Z N"/>
        </draw:custom-shape>
        <draw:connector draw:style-name="gr6" draw:text-style-name="P6" draw:layer="layout" draw:type="line" svg:x1="18.798cm" svg:y1="11.094cm" svg:x2="15.589cm" svg:y2="9.436cm" draw:start-shape="id3" draw:start-glue-point="0" draw:end-shape="id1" draw:end-glue-point="2" svg:d="M18798 11094l-3209-1658" svg:viewBox="0 0 3210 1659">
          <text:p/>
        </draw:connector>
        <draw:connector draw:style-name="gr6" draw:text-style-name="P6" draw:layer="layout" draw:type="line" svg:x1="18.798cm" svg:y1="11.094cm" svg:x2="22.007cm" svg:y2="9.436cm" draw:start-shape="id3" draw:start-glue-point="0" draw:end-shape="id4" draw:end-glue-point="2" svg:d="M18798 11094l3209-1658" svg:viewBox="0 0 3210 1659">
          <text:p/>
        </draw:connector>
        <draw:line draw:style-name="gr6" draw:text-style-name="P6" draw:layer="layout" svg:x1="12.835cm" svg:y1="4.86cm" svg:x2="7.071cm" svg:y2="4.86cm">
          <text:p/>
        </draw:line>
        <draw:line draw:style-name="gr8" draw:text-style-name="P6" draw:layer="layout" svg:x1="10.15cm" svg:y1="2.702cm" svg:x2="10.15cm" svg:y2="13.286cm">
          <text:p/>
        </draw:line>
        <draw:frame draw:style-name="gr9" draw:text-style-name="P8" draw:layer="layout" svg:width="8.5cm" svg:height="1.242cm" svg:x="1.53cm" svg:y="1.758cm">
          <draw:text-box>
            <text:p text:style-name="P1"><text:span text:style-name="T3">server</text:span></text:p>
          </draw:text-box>
        </draw:frame>
        <draw:frame draw:style-name="gr9" draw:text-style-name="P8" draw:layer="layout" svg:width="7.359cm" svg:height="1.242cm" svg:x="10.225cm" svg:y="1.758cm">
          <draw:text-box>
            <text:p text:style-name="P1"><text:span text:style-name="T3">clien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mbria" svg:font-family="Cambria" style:font-family-generic="roman" style:font-pitch="variable"/>
    <style:font-face style:name="Cambria1" svg:font-family="Cambria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solid" draw:fill-color="#fdf6e3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6-14T08:49:46.893000000</meta:creation-date>
    <dc:date>2016-06-14T09:15:54.110000000</dc:date>
    <meta:editing-duration>PT6M52S</meta:editing-duration>
    <meta:editing-cycles>3</meta:editing-cycles>
    <meta:generator>LibreOffice/5.0.3.2$Windows_x86 LibreOffice_project/e5f16313668ac592c1bfb310f4390624e3dbfb75</meta:generator>
    <meta:document-statistic meta:object-count="13"/>
  </office:meta>
</office:document-meta>
</file>